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1.5pt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Dr Vukmer,<text:tab/><text:tab/><text:tab/><text:tab/><text:tab/><text:tab/><text:tab/><text:tab/><text:tab/><text:tab/>Oct 5,2016</text:p>
      <text:p text:style-name="Standard"/>
      <text:p text:style-name="Standard">I have been dealing with a medical issue, especially since I last saw you. <text:s/>The timeline that I am giving you tells the story. <text:s/>I am not sure but I think the <text:span text:style-name="T1">Simbrinza</text:span> <text:s/>eye drops that I was taking may have had a secondary adverse affect on me because of my condition at that time. <text:s/>In any case I stopped taking the Simbrinza eye drops on August 22 while I was in Amsterdam. <text:s/>I will make an appointment with you soon to discuss this matter.</text:p>
      <text:p text:style-name="Standard"/>
      <text:p text:style-name="Standard">Thanks again,</text:p>
      <text:p text:style-name="Standard">Jim Lombard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09:15:58.20</meta:creation-date>
    <dc:date>2016-10-05T10:35:58.43</dc:date>
    <dc:creator>James Lombardi</dc:creator>
    <meta:editing-duration>PT12M25S</meta:editing-duration>
    <meta:editing-cycles>2</meta:editing-cycles>
    <meta:generator>OpenOffice/4.1.0$Win32 OpenOffice.org_project/410m18$Build-9764</meta:generator>
    <meta:printed-by>James Lombardi</meta:printed-by>
    <meta:print-date>2016-10-05T10:35:31.42</meta:print-date>
    <meta:document-statistic meta:table-count="0" meta:image-count="0" meta:object-count="0" meta:page-count="1" meta:paragraph-count="4" meta:word-count="94" meta:character-count="499"/>
  </office:meta>
</office:document-meta>
</file>